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3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8">00/00/0000</text:date>, <text:time style:data-style-name="N2" text:time-value="06:28:40.6217206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6-08T06:30:54.164354400</dc:date>
    <meta:editing-duration>P91DT20H59M3S</meta:editing-duration>
    <meta:editing-cycles>4021</meta:editing-cycles>
    <meta:generator>LibreOffice/6.4.7.2$Linux_X86_64 LibreOffice_project/40$Build-2</meta:generator>
    <meta:document-statistic meta:table-count="3" meta:cell-count="66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